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b5e4" officeooo:paragraph-rsid="0005b5e4" style:font-weight-asian="bold" style:font-weight-complex="bold"/>
    </style:style>
    <style:style style:name="P2" style:family="paragraph" style:parent-style-name="Standard">
      <style:text-properties fo:font-weight="bold" officeooo:rsid="00061379" officeooo:paragraph-rsid="00061379" style:font-weight-asian="bold" style:font-weight-complex="bold"/>
    </style:style>
    <style:style style:name="P3" style:family="paragraph" style:parent-style-name="Standard">
      <style:text-properties fo:font-weight="bold" officeooo:rsid="0006f73f" officeooo:paragraph-rsid="0006f73f" style:font-weight-asian="bold" style:font-weight-complex="bold"/>
    </style:style>
    <style:style style:name="P4" style:family="paragraph" style:parent-style-name="Standard">
      <style:text-properties fo:font-size="15pt" fo:font-weight="bold" officeooo:rsid="0005b5e4" officeooo:paragraph-rsid="0005b5e4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5b5e4" officeooo:paragraph-rsid="0005b5e4" style:font-weight-asian="bold" style:font-weight-complex="bold"/>
    </style:style>
    <style:style style:name="P6" style:family="paragraph" style:parent-style-name="Standard">
      <style:text-properties fo:font-weight="normal" officeooo:rsid="0007f234" officeooo:paragraph-rsid="0007f234" style:font-weight-asian="normal" style:font-weight-complex="normal"/>
    </style:style>
    <style:style style:name="T1" style:family="text">
      <style:text-properties officeooo:rsid="0006f73f"/>
    </style:style>
    <style:style style:name="T2" style:family="text">
      <style:text-properties fo:font-size="15pt" officeooo:rsid="0006f73f" style:font-size-asian="15pt" style:font-size-complex="15pt"/>
    </style:style>
    <style:style style:name="T3" style:family="text">
      <style:text-properties officeooo:rsid="0007f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Л</text:span>аб1</text:p>
      <text:p text:style-name="P1">Персептрон Розенблата</text:p>
      <text:p text:style-name="P6">S-элементы — рецепторы, A-элементы — ассоциторы, R-элементы — реагирующие.</text:p>
      <text:p text:style-name="P6">Прямое распространение сигнала</text:p>
      <text:p text:style-name="P6">Пороговая передаточная функция</text:p>
      <text:p text:style-name="P6">А-элементы — по сути скрытый слой.</text:p>
      <text:p text:style-name="P6"/>
      <text:p text:style-name="P1"><text:span text:style-name="T3">П</text:span>равило обучения Розенблата</text:p>
      <text:p text:style-name="P6">Увеличиваем веса для всех возбудившихся А-элементов для одного класса, и уменьшаем для другого класса. Теорема о сходимости перцептрона говорит, что при любых начальных весах, <text:s/>такой алгоритм обучения сойдется к правильному решению за конечное число итераций.</text:p>
      <text:p text:style-name="P6"/>
      <text:p text:style-name="P4"><text:span text:style-name="T1">Л</text:span>аб2</text:p>
      <text:p text:style-name="P1">Линейные сети с задержками</text:p>
      <text:p text:style-name="P1"/>
      <text:p text:style-name="P1">Обучение методом адаптации и наименьших квадратов</text:p>
      <text:p text:style-name="P1">Адаптивный фильтр помех</text:p>
      <text:p text:style-name="P4"><text:span text:style-name="T1">Л</text:span>аб3</text:p>
      <text:p text:style-name="P2">Многослойные сети</text:p>
      <text:p text:style-name="P2">Методы обучения первого и второго порядков</text:p>
      <text:p text:style-name="P1"><text:span text:style-name="T2">Л</text:span>аб4</text:p>
      <text:p text:style-name="P2">Вероятностная сеть</text:p>
      <text:p text:style-name="P2">Сеть с радиальными базисными элементами</text:p>
      <text:p text:style-name="P2">Обобщенно-регрессионная сеть</text:p>
      <text:p text:style-name="P1"><text:span text:style-name="T1">Л</text:span>аб5</text:p>
      <text:p text:style-name="P2">Сети Элмана, Хопфилда и Хэмминга</text:p>
      <text:p text:style-name="P1"><text:span text:style-name="T1">Л</text:span>аб6</text:p>
      <text:p text:style-name="P2">Сети Коххонена</text:p>
      <text:p text:style-name="P2">Сеть векторного квантования</text:p>
      <text:p text:style-name="P1"><text:span text:style-name="T1">Л</text:span>аб7</text:p>
      <text:p text:style-name="P2">Ассоциативные сети с узким горлом</text:p>
      <text:p text:style-name="P1"><text:span text:style-name="T1">Л</text:span>аб8</text:p>
      <text:p text:style-name="P2">Сети прямого распределения с запаздыванием и распределенным запаздыванием</text:p>
      <text:p text:style-name="P3">Нелинейная авторегрессионная сеть с внешними выходами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9:23:11.564134927</meta:creation-date>
    <dc:date>2017-01-10T10:01:21.177592867</dc:date>
    <meta:editing-duration>PT17H36M5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24" meta:character-count="981" meta:non-whitespace-character-count="881"/>
  </office:meta>
</office:document-meta>
</file>